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ésent : tous le monde</text:p>
      <text:p text:style-name="Standard"/>
      <text:p text:style-name="Standard">Ordres du jour :</text:p>
      <text:list xml:id="list392102431" text:style-name="L1">
        <text:list-item>
          <text:p text:style-name="P1">Analyse et répartition travail</text:p>
          <text:p text:style-name="P1"/>
        </text:list-item>
      </text:list>
      <text:p text:style-name="Standard">La réunion de ce jour à <text:s/>concerné le travail d’implémentation de la phase d'analyse.</text:p>
      <text:p text:style-name="Standard">Nous avons décidé d'utiliser une architecture MVC <text:s/>simple sans framework associé.</text:p>
      <text:p text:style-name="Standard">Ainsi nous avons commencé a définir un architecture que nous allons implémenter. :</text:p>
      <text:p text:style-name="Standard"/>
      <text:p text:style-name="Standard">index.php </text:p>
      <text:p text:style-name="Standard">vue/</text:p>
      <text:p text:style-name="Standard"><text:tab/>recherche.php</text:p>
      <text:p text:style-name="Standard"><text:tab/>resultat1.php</text:p>
      <text:p text:style-name="Standard"><text:tab/>resultat2.php</text:p>
      <text:p text:style-name="Standard"><text:tab/>resultat3.php</text:p>
      <text:p text:style-name="Standard">modele/</text:p>
      <text:p text:style-name="Standard"><text:tab/>rechercher.php<text:tab/></text:p>
      <text:p text:style-name="Standard"><text:tab/>resultat.php</text:p>
      <text:p text:style-name="Standard">controle/</text:p>
      <text:p text:style-name="Standard"><text:tab/>rechercher.php</text:p>
      <text:p text:style-name="Standard"><text:tab/>recherche.php</text:p>
      <text:p text:style-name="Standard"><text:tab/>resultat1.php</text:p>
      <text:p text:style-name="Standard"><text:tab/>resultat2.php</text:p>
      <text:p text:style-name="Standard"><text:tab/>resultat3.php</text:p>
      <text:p text:style-name="Standard"/>
      <text:p text:style-name="Standard">Nous avons dégager deux pôles de travail, qui sont, une partie base de données et programmation. La répartition des groupes de travail est faite ainsi :</text:p>
      <text:p text:style-name="Standard"/>
      <text:p text:style-name="Standard">Php/html :</text:p>
      <text:p text:style-name="Standard"><text:tab/>Cyril,</text:p>
      <text:p text:style-name="Standard"><text:tab/>Amine,</text:p>
      <text:p text:style-name="Standard"><text:tab/>Franck,</text:p>
      <text:p text:style-name="Standard"><text:tab/>Nordine</text:p>
      <text:p text:style-name="Standard"/>
      <text:p text:style-name="Standard">BDD : </text:p>
      <text:p text:style-name="Standard"><text:tab/>Marwan,</text:p>
      <text:p text:style-name="Standard"><text:tab/>Abdel ,</text:p>
      <text:p text:style-name="Standard"><text:tab/>Issem</text:p>
      <text:p text:style-name="Standard"><text:tab/></text:p>
      <text:p text:style-name="Standard"/>
      <text:p text:style-name="Standard">Concernant les conventions de codage, les commentaires et nom de fichier sont en anglais. La règle les clai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k </meta:initial-creator>
    <meta:creation-date>2012-11-15T12:18:14</meta:creation-date>
    <dc:date>2012-12-06T12:39:00</dc:date>
    <dc:creator>franck </dc:creator>
    <meta:editing-duration>PT6M12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33" meta:word-count="123" meta:character-count="835" meta:non-whitespace-character-count="721"/>
  </office:meta>
</office:document-meta>
</file>